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8cm"/>
    </style:style>
    <style:style style:name="co3" style:family="table-column">
      <style:table-column-properties fo:break-before="auto" style:column-width="4.2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12"/>
          <table:table-cell office:value-type="string" calcext:value-type="string">
            <text:p>矩形网格发现超收敛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x*(1-x)*y*(1-y)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J1</text:p>
          </table:table-cell>
          <table:table-cell table:number-columns-repeated="4"/>
          <table:table-cell table:style-name="ce2"/>
          <table:table-cell table:number-columns-repeated="4"/>
          <table:table-cell office:value-type="string" calcext:value-type="string">
            <text:p>PJ2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Case 1</text:p>
          </table:table-cell>
          <table:table-cell table:number-columns-repeated="4"/>
          <table:table-cell office:value-type="string" calcext:value-type="string">
            <text:p>Case 2</text:p>
          </table:table-cell>
          <table:table-cell table:number-columns-repeated="6"/>
          <table:table-cell office:value-type="string" calcext:value-type="string">
            <text:p>Case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se 1</text:p>
          </table:table-cell>
          <table:table-cell table:number-columns-repeated="4"/>
          <table:table-cell office:value-type="string" calcext:value-type="string">
            <text:p>Case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table:number-columns-repeated="4"/>
          <table:table-cell office:value-type="string" calcext:value-type="string">
            <text:p>H1</text:p>
          </table:table-cell>
          <table:table-cell table:number-columns-repeated="4"/>
          <table:table-cell office:value-type="string" calcext:value-type="string">
            <text:p>H1</text:p>
          </table:table-cell>
          <table:table-cell table:number-columns-repeated="5"/>
          <table:table-cell office:value-type="string" calcext:value-type="string">
            <text:p>H1</text:p>
          </table:table-cell>
          <table:table-cell table:number-columns-repeated="5"/>
          <table:table-cell office:value-type="string" calcext:value-type="string">
            <text:p>H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7.844744e-02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1.103363e+0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7.414638e-02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1.169611e+01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8.457191e-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3.785229e-02</text:p>
          </table:table-cell>
          <table:table-cell table:formula="of:=LOG([.D15]/[.D16])/LOG(2)" office:value-type="float" office:value="1.05134578456089" calcext:value-type="float">
            <text:p>1.05134578456089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4.490589e+00</text:p>
          </table:table-cell>
          <table:table-cell table:formula="of:=LOG([.I15]/[.I16])/LOG(2)" office:value-type="float" office:value="1.2969309163071" calcext:value-type="float">
            <text:p>1.2969309163071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3.725567e-02</text:p>
          </table:table-cell>
          <table:table-cell table:formula="of:=LOG([.N15]/[.N16])/LOG(2)" office:value-type="float" office:value="0.992916250296958" calcext:value-type="float">
            <text:p>0.992916250296958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4.819203e+00</text:p>
          </table:table-cell>
          <table:table-cell table:formula="of:=LOG([.T15]/[.T16])/LOG(2)" office:value-type="float" office:value="1.27916230645063" calcext:value-type="float">
            <text:p>1.27916230645063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4.393160e-01</text:p>
          </table:table-cell>
          <table:table-cell table:formula="of:=LOG([.Z15]/[.Z16])/LOG(2)" office:value-type="float" office:value="0.944919517593261" calcext:value-type="float">
            <text:p>0.944919517593261</text:p>
          </table:table-cell>
        </table:table-row>
        <table:table-row table:style-name="ro1">
          <table:table-cell table:number-columns-repeated="2"/>
          <table:table-cell office:value-type="float" office:value="0.025" calcext:value-type="float">
            <text:p>0.025</text:p>
          </table:table-cell>
          <table:table-cell table:style-name="ce1" office:value-type="string" calcext:value-type="string">
            <text:p>1.870867e-02</text:p>
          </table:table-cell>
          <table:table-cell table:formula="of:=LOG([.D16]/[.D17])/LOG(2)" office:value-type="float" office:value="1.0166735824958" calcext:value-type="float">
            <text:p>1.016673582495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table:style-name="ce1" office:value-type="string" calcext:value-type="string">
            <text:p>2.373661e+00</text:p>
          </table:table-cell>
          <table:table-cell table:formula="of:=LOG([.I16]/[.I17])/LOG(2)" office:value-type="float" office:value="0.919790778075084" calcext:value-type="float">
            <text:p>0.919790778075084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table:style-name="ce1" office:value-type="string" calcext:value-type="string">
            <text:p>1.863352e-02</text:p>
          </table:table-cell>
          <table:table-cell table:formula="of:=LOG([.N16]/[.N17])/LOG(2)" office:value-type="float" office:value="0.99955977331629" calcext:value-type="float">
            <text:p>0.99955977331629</text:p>
          </table:table-cell>
          <table:table-cell table:number-columns-repeated="3"/>
          <table:table-cell office:value-type="float" office:value="0.025" calcext:value-type="float">
            <text:p>0.025</text:p>
          </table:table-cell>
          <table:table-cell table:style-name="ce1" office:value-type="string" calcext:value-type="string">
            <text:p>2.445803e+00</text:p>
          </table:table-cell>
          <table:table-cell table:formula="of:=LOG([.T16]/[.T17])/LOG(2)" office:value-type="float" office:value="0.978486368191448" calcext:value-type="float">
            <text:p>0.978486368191448</text:p>
          </table:table-cell>
          <table:table-cell table:number-columns-repeated="3"/>
          <table:table-cell office:value-type="float" office:value="0.025" calcext:value-type="float">
            <text:p>0.025</text:p>
          </table:table-cell>
          <table:table-cell table:style-name="ce1" office:value-type="string" calcext:value-type="string">
            <text:p>2.187647e-01</text:p>
          </table:table-cell>
          <table:table-cell table:formula="of:=LOG([.Z16]/[.Z17])/LOG(2)" office:value-type="float" office:value="1.00587908091198" calcext:value-type="float">
            <text:p>1.00587908091198</text:p>
          </table:table-cell>
        </table:table-row>
        <table:table-row table:style-name="ro1">
          <table:table-cell table:number-columns-repeated="2"/>
          <table:table-cell office:value-type="float" office:value="0.0125" calcext:value-type="float">
            <text:p>0.0125</text:p>
          </table:table-cell>
          <table:table-cell table:style-name="ce1" office:value-type="string" calcext:value-type="string">
            <text:p>9.326336e-03</text:p>
          </table:table-cell>
          <table:table-cell table:formula="of:=LOG([.D17]/[.D18])/LOG(2)" office:value-type="float" office:value="1.00432468926816" calcext:value-type="float">
            <text:p>1.00432468926816</text:p>
          </table:table-cell>
          <table:table-cell table:number-columns-repeated="2"/>
          <table:table-cell office:value-type="float" office:value="0.0125" calcext:value-type="float">
            <text:p>0.0125</text:p>
          </table:table-cell>
          <table:table-cell table:style-name="ce1" office:value-type="string" calcext:value-type="string">
            <text:p>1.200715e+00</text:p>
          </table:table-cell>
          <table:table-cell table:formula="of:=LOG([.I17]/[.I18])/LOG(2)" office:value-type="float" office:value="0.983220152153312" calcext:value-type="float">
            <text:p>0.983220152153312</text:p>
          </table:table-cell>
          <table:table-cell table:number-columns-repeated="2"/>
          <table:table-cell office:value-type="float" office:value="0.0125" calcext:value-type="float">
            <text:p>0.0125</text:p>
          </table:table-cell>
          <table:table-cell table:style-name="ce1" office:value-type="string" calcext:value-type="string">
            <text:p>9.316938e-03</text:p>
          </table:table-cell>
          <table:table-cell table:formula="of:=LOG([.N17]/[.N18])/LOG(2)" office:value-type="float" office:value="0.999972437063509" calcext:value-type="float">
            <text:p>0.999972437063509</text:p>
          </table:table-cell>
          <table:table-cell table:number-columns-repeated="3"/>
          <table:table-cell office:value-type="float" office:value="0.0125" calcext:value-type="float">
            <text:p>0.0125</text:p>
          </table:table-cell>
          <table:table-cell table:style-name="ce1" office:value-type="string" calcext:value-type="string">
            <text:p>1.210783e+00</text:p>
          </table:table-cell>
          <table:table-cell table:formula="of:=LOG([.T17]/[.T18])/LOG(2)" office:value-type="float" office:value="1.01436788076377" calcext:value-type="float">
            <text:p>1.01436788076377</text:p>
          </table:table-cell>
          <table:table-cell table:number-columns-repeated="3"/>
          <table:table-cell office:value-type="float" office:value="0.0125" calcext:value-type="float">
            <text:p>0.0125</text:p>
          </table:table-cell>
          <table:table-cell table:style-name="ce1" office:value-type="string" calcext:value-type="string">
            <text:p>1.091454e-01</text:p>
          </table:table-cell>
          <table:table-cell table:formula="of:=LOG([.Z17]/[.Z18])/LOG(2)" office:value-type="float" office:value="1.00312863445406" calcext:value-type="float">
            <text:p>1.00312863445406</text:p>
          </table:table-cell>
        </table:table-row>
        <table:table-row table:style-name="ro1">
          <table:table-cell table:number-columns-repeated="2"/>
          <table:table-cell office:value-type="float" office:value="0.00625" calcext:value-type="float">
            <text:p>0.00625</text:p>
          </table:table-cell>
          <table:table-cell table:style-name="ce1" office:value-type="string" calcext:value-type="string">
            <text:p>4.659649e-03</text:p>
          </table:table-cell>
          <table:table-cell table:formula="of:=LOG([.D18]/[.D19])/LOG(2)" office:value-type="float" office:value="1.00108912233073" calcext:value-type="float">
            <text:p>1.00108912233073</text:p>
          </table:table-cell>
          <table:table-cell table:number-columns-repeated="2"/>
          <table:table-cell office:value-type="float" office:value="0.00625" calcext:value-type="float">
            <text:p>0.00625</text:p>
          </table:table-cell>
          <table:table-cell table:style-name="ce1" office:value-type="string" calcext:value-type="string">
            <text:p>6.020483e-01</text:p>
          </table:table-cell>
          <table:table-cell table:formula="of:=LOG([.I18]/[.I19])/LOG(2)" office:value-type="float" office:value="0.995942617071672" calcext:value-type="float">
            <text:p>0.995942617071672</text:p>
          </table:table-cell>
          <table:table-cell table:number-columns-repeated="2"/>
          <table:table-cell office:value-type="float" office:value="0.00625" calcext:value-type="float">
            <text:p>0.00625</text:p>
          </table:table-cell>
          <table:table-cell table:style-name="ce1" office:value-type="string" calcext:value-type="string">
            <text:p>4.658475e-03</text:p>
          </table:table-cell>
          <table:table-cell table:formula="of:=LOG([.N18]/[.N19])/LOG(2)" office:value-type="float" office:value="0.999998141843453" calcext:value-type="float">
            <text:p>0.999998141843453</text:p>
          </table:table-cell>
          <table:table-cell table:number-columns-repeated="3"/>
          <table:table-cell office:value-type="float" office:value="0.00625" calcext:value-type="float">
            <text:p>0.00625</text:p>
          </table:table-cell>
          <table:table-cell table:style-name="ce1" office:value-type="string" calcext:value-type="string">
            <text:p>6.033598e-01</text:p>
          </table:table-cell>
          <table:table-cell table:formula="of:=LOG([.T18]/[.T19])/LOG(2)" office:value-type="float" office:value="1.00484984177455" calcext:value-type="float">
            <text:p>1.00484984177455</text:p>
          </table:table-cell>
          <table:table-cell table:number-columns-repeated="3"/>
          <table:table-cell office:value-type="float" office:value="0.00625" calcext:value-type="float">
            <text:p>0.00625</text:p>
          </table:table-cell>
          <table:table-cell table:style-name="ce1" office:value-type="string" calcext:value-type="string">
            <text:p><text:s/>5.453597e-02</text:p>
          </table:table-cell>
          <table:table-cell table:formula="of:=LOG([.Z18]/[.Z19])/LOG(2)" office:value-type="float" office:value="1.00097132869191" calcext:value-type="float">
            <text:p>1.00097132869191</text:p>
          </table:table-cell>
        </table:table-row>
        <table:table-row table:style-name="ro1">
          <table:table-cell table:number-columns-repeated="2"/>
          <table:table-cell office:value-type="float" office:value="0.003125" calcext:value-type="float">
            <text:p>0.003125</text:p>
          </table:table-cell>
          <table:table-cell table:style-name="ce1" office:value-type="string" calcext:value-type="string">
            <text:p>2.329384e-03</text:p>
          </table:table-cell>
          <table:table-cell table:formula="of:=LOG([.D19]/[.D20])/LOG(2)" office:value-type="float" office:value="1.00027279619163" calcext:value-type="float">
            <text:p>1.00027279619163</text:p>
          </table:table-cell>
          <table:table-cell table:number-columns-repeated="2"/>
          <table:table-cell office:value-type="float" office:value="0.003125" calcext:value-type="float">
            <text:p>0.003125</text:p>
          </table:table-cell>
          <table:table-cell table:style-name="ce1" office:value-type="string" calcext:value-type="string">
            <text:p>3.012342e-01</text:p>
          </table:table-cell>
          <table:table-cell table:formula="of:=LOG([.I19]/[.I20])/LOG(2)" office:value-type="float" office:value="0.998993660758291" calcext:value-type="float">
            <text:p>0.998993660758291</text:p>
          </table:table-cell>
          <table:table-cell table:number-columns-repeated="2"/>
          <table:table-cell office:value-type="float" office:value="0.003125" calcext:value-type="float">
            <text:p>0.003125</text:p>
          </table:table-cell>
          <table:table-cell table:style-name="ce1" office:value-type="string" calcext:value-type="string">
            <text:p>2.329237e-03</text:p>
          </table:table-cell>
          <table:table-cell table:formula="of:=LOG([.N19]/[.N20])/LOG(2)" office:value-type="float" office:value="1.00000030969259" calcext:value-type="float">
            <text:p>1.00000030969259</text:p>
          </table:table-cell>
          <table:table-cell table:number-columns-repeated="3"/>
          <table:table-cell office:value-type="float" office:value="0.003125" calcext:value-type="float">
            <text:p>0.003125</text:p>
          </table:table-cell>
          <table:table-cell table:style-name="ce1" office:value-type="string" calcext:value-type="string">
            <text:p>3.014012e-01</text:p>
          </table:table-cell>
          <table:table-cell table:formula="of:=LOG([.T19]/[.T20])/LOG(2)" office:value-type="float" office:value="1.00133341647257" calcext:value-type="float">
            <text:p>1.00133341647257</text:p>
          </table:table-cell>
          <table:table-cell table:number-columns-repeated="3"/>
          <table:table-cell office:value-type="float" office:value="0.003125" calcext:value-type="float">
            <text:p>0.003125</text:p>
          </table:table-cell>
          <table:table-cell table:style-name="ce1" office:value-type="string" calcext:value-type="string">
            <text:p>2.726295e-02</text:p>
          </table:table-cell>
          <table:table-cell table:formula="of:=LOG([.Z19]/[.Z20])/LOG(2)" office:value-type="float" office:value="1.00026641646807" calcext:value-type="float">
            <text:p>1.00026641646807</text:p>
          </table:table-cell>
        </table:table-row>
        <table:table-row table:style-name="ro1">
          <table:table-cell table:number-columns-repeated="2"/>
          <table:table-cell office:value-type="float" office:value="0.0015625" calcext:value-type="float">
            <text:p>0.0015625</text:p>
          </table:table-cell>
          <table:table-cell table:style-name="ce1"/>
          <table:table-cell table:formula="of:=LOG([.D20]/[.D21])/LOG(2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0015625" calcext:value-type="float">
            <text:p>0.0015625</text:p>
          </table:table-cell>
          <table:table-cell table:style-name="ce1" office:value-type="string" calcext:value-type="string">
            <text:p>1.506433e-01</text:p>
          </table:table-cell>
          <table:table-cell table:formula="of:=LOG([.I20]/[.I21])/LOG(2)" office:value-type="float" office:value="0.999749063533298" calcext:value-type="float">
            <text:p>0.999749063533298</text:p>
          </table:table-cell>
          <table:table-cell table:number-columns-repeated="2"/>
          <table:table-cell office:value-type="float" office:value="0.0015625" calcext:value-type="float">
            <text:p>0.0015625</text:p>
          </table:table-cell>
          <table:table-cell table:style-name="ce1" office:value-type="string" calcext:value-type="string">
            <text:p>1.164619e-03</text:p>
          </table:table-cell>
          <table:table-cell table:formula="of:=LOG([.N20]/[.N21])/LOG(2)" office:value-type="float" office:value="0.999999380614883" calcext:value-type="float">
            <text:p>0.999999380614883</text:p>
          </table:table-cell>
          <table:table-cell table:number-columns-repeated="3"/>
          <table:table-cell office:value-type="float" office:value="0.0015625" calcext:value-type="float">
            <text:p>0.0015625</text:p>
          </table:table-cell>
          <table:table-cell table:style-name="ce1"/>
          <table:table-cell table:formula="of:=LOG([.T20]/[.T21])/LOG(2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0.0015625" calcext:value-type="float">
            <text:p>0.0015625</text:p>
          </table:table-cell>
          <table:table-cell table:style-name="ce1" office:value-type="string" calcext:value-type="string">
            <text:p>1.363082e-02</text:p>
          </table:table-cell>
          <table:table-cell table:formula="of:=LOG([.Z20]/[.Z21])/LOG(2)" office:value-type="float" office:value="1.00006932396938" calcext:value-type="float">
            <text:p>1.00006932396938</text:p>
          </table:table-cell>
        </table:table-row>
        <table:table-row table:style-name="ro1">
          <table:table-cell table:number-columns-repeated="2"/>
          <table:table-cell office:value-type="float" office:value="0.00078125" calcext:value-type="float">
            <text:p>0.00078125</text:p>
          </table:table-cell>
          <table:table-cell table:style-name="ce1"/>
          <table:table-cell table:formula="of:=LOG([.D21]/[.D22])/LOG(2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00078125" calcext:value-type="float">
            <text:p>0.00078125</text:p>
          </table:table-cell>
          <table:table-cell table:style-name="ce1"/>
          <table:table-cell table:number-columns-repeated="3"/>
          <table:table-cell office:value-type="float" office:value="0.00078125" calcext:value-type="float">
            <text:p>0.00078125</text:p>
          </table:table-cell>
          <table:table-cell table:style-name="ce1"/>
          <table:table-cell table:formula="of:=LOG([.N21]/[.N22])/LOG(2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0.00078125" calcext:value-type="float">
            <text:p>0.00078125</text:p>
          </table:table-cell>
          <table:table-cell table:style-name="ce1"/>
          <table:table-cell table:formula="of:=LOG([.T21]/[.T22])/LOG(2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0.00078125" calcext:value-type="float">
            <text:p>0.00078125</text:p>
          </table:table-cell>
          <table:table-cell table:style-name="ce1"/>
          <table:table-cell table:formula="of:=LOG([.Z21]/[.Z22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0.000390625" calcext:value-type="float">
            <text:p>0.000390625</text:p>
          </table:table-cell>
          <table:table-cell table:style-name="ce2"/>
          <table:table-cell table:formula="of:=LOG([.D22]/[.D23])/LOG(2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000390625" calcext:value-type="float">
            <text:p>0.000390625</text:p>
          </table:table-cell>
          <table:table-cell table:style-name="ce2"/>
          <table:table-cell table:number-columns-repeated="3"/>
          <table:table-cell office:value-type="float" office:value="0.000390625" calcext:value-type="float">
            <text:p>0.000390625</text:p>
          </table:table-cell>
          <table:table-cell table:style-name="ce2"/>
          <table:table-cell table:formula="of:=LOG([.N22]/[.N23])/LOG(2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0.000390625" calcext:value-type="float">
            <text:p>0.000390625</text:p>
          </table:table-cell>
          <table:table-cell table:style-name="ce2"/>
          <table:table-cell table:formula="of:=LOG([.T22]/[.T23])/LOG(2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0.000390625" calcext:value-type="float">
            <text:p>0.000390625</text:p>
          </table:table-cell>
          <table:table-cell table:style-name="ce2"/>
          <table:table-cell table:formula="of:=LOG([.Z22]/[.Z23])/LOG(2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table:number-columns-repeated="4"/>
          <table:table-cell office:value-type="string" calcext:value-type="string">
            <text:p>L2</text:p>
          </table:table-cell>
          <table:table-cell table:number-columns-repeated="4"/>
          <table:table-cell office:value-type="string" calcext:value-type="string">
            <text:p>L2</text:p>
          </table:table-cell>
          <table:table-cell table:number-columns-repeated="5"/>
          <table:table-cell office:value-type="string" calcext:value-type="string">
            <text:p>L2</text:p>
          </table:table-cell>
          <table:table-cell table:number-columns-repeated="5"/>
          <table:table-cell office:value-type="string" calcext:value-type="string">
            <text:p>L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1.066685e-02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1.328442e+00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4.303231e-17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<text:s/>7.420413e-01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8.105798e-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2.739203e-03</text:p>
          </table:table-cell>
          <table:table-cell table:formula="of:=LOG([.D25]/[.D26])/LOG(2)" office:value-type="float" office:value="1.9613061084815" calcext:value-type="float">
            <text:p>1.9613061084815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3.155268e-01</text:p>
          </table:table-cell>
          <table:table-cell table:formula="of:=LOG([.I25]/[.I26])/LOG(2)" office:value-type="float" office:value="2.07390078672495" calcext:value-type="float">
            <text:p>2.07390078672495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3.675662e-17</text:p>
          </table:table-cell>
          <table:table-cell table:formula="of:=LOG([.N25]/[.N26])/LOG(2)" office:value-type="float" office:value="0.227416179155759" calcext:value-type="float">
            <text:p>0.227416179155759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<text:s/>1.170689e-01</text:p>
          </table:table-cell>
          <table:table-cell table:formula="of:=LOG([.T25]/[.T26])/LOG(2)" office:value-type="float" office:value="2.66414161873148" calcext:value-type="float">
            <text:p>2.66414161873148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4.080974e-03</text:p>
          </table:table-cell>
          <table:table-cell table:formula="of:=LOG([.Z25]/[.Z26])/LOG(2)" office:value-type="float" office:value="0.990040704072242" calcext:value-type="float">
            <text:p>0.990040704072242</text:p>
          </table:table-cell>
        </table:table-row>
        <table:table-row table:style-name="ro1">
          <table:table-cell table:number-columns-repeated="2"/>
          <table:table-cell office:value-type="float" office:value="0.025" calcext:value-type="float">
            <text:p>0.025</text:p>
          </table:table-cell>
          <table:table-cell table:style-name="ce1" office:value-type="string" calcext:value-type="string">
            <text:p>6.851153e-04</text:p>
          </table:table-cell>
          <table:table-cell table:formula="of:=LOG([.D26]/[.D27])/LOG(2)" office:value-type="float" office:value="1.99933747804022" calcext:value-type="float">
            <text:p>1.99933747804022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table:style-name="ce1" office:value-type="string" calcext:value-type="string">
            <text:p>8.504507e-02</text:p>
          </table:table-cell>
          <table:table-cell table:formula="of:=LOG([.I26]/[.I27])/LOG(2)" office:value-type="float" office:value="1.89146303760146" calcext:value-type="float">
            <text:p>1.89146303760146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table:style-name="ce1" office:value-type="string" calcext:value-type="string">
            <text:p>5.129259e-17</text:p>
          </table:table-cell>
          <table:table-cell table:formula="of:=LOG([.N26]/[.N27])/LOG(2)" office:value-type="float" office:value="-0.480746313559651" calcext:value-type="float">
            <text:p>-0.480746313559651</text:p>
          </table:table-cell>
          <table:table-cell table:number-columns-repeated="3"/>
          <table:table-cell office:value-type="float" office:value="0.025" calcext:value-type="float">
            <text:p>0.025</text:p>
          </table:table-cell>
          <table:table-cell table:style-name="ce1" office:value-type="string" calcext:value-type="string">
            <text:p>1.536572e-02</text:p>
          </table:table-cell>
          <table:table-cell table:formula="of:=LOG([.T26]/[.T27])/LOG(2)" office:value-type="float" office:value="2.92957059204726" calcext:value-type="float">
            <text:p>2.92957059204726</text:p>
          </table:table-cell>
          <table:table-cell table:number-columns-repeated="3"/>
          <table:table-cell office:value-type="float" office:value="0.025" calcext:value-type="float">
            <text:p>0.025</text:p>
          </table:table-cell>
          <table:table-cell table:style-name="ce1" office:value-type="string" calcext:value-type="string">
            <text:p>5.553386e-04</text:p>
          </table:table-cell>
          <table:table-cell table:formula="of:=LOG([.Z26]/[.Z27])/LOG(2)" office:value-type="float" office:value="2.87747393703536" calcext:value-type="float">
            <text:p>2.87747393703536</text:p>
          </table:table-cell>
        </table:table-row>
        <table:table-row table:style-name="ro1">
          <table:table-cell table:number-columns-repeated="2"/>
          <table:table-cell office:value-type="float" office:value="0.0125" calcext:value-type="float">
            <text:p>0.0125</text:p>
          </table:table-cell>
          <table:table-cell table:style-name="ce1" office:value-type="string" calcext:value-type="string">
            <text:p>1.712232e-04</text:p>
          </table:table-cell>
          <table:table-cell table:formula="of:=LOG([.D27]/[.D28])/LOG(2)" office:value-type="float" office:value="2.00046860985628" calcext:value-type="float">
            <text:p>2.00046860985628</text:p>
          </table:table-cell>
          <table:table-cell table:number-columns-repeated="2"/>
          <table:table-cell office:value-type="float" office:value="0.0125" calcext:value-type="float">
            <text:p>0.0125</text:p>
          </table:table-cell>
          <table:table-cell table:style-name="ce1" office:value-type="string" calcext:value-type="string">
            <text:p>2.162469e-02</text:p>
          </table:table-cell>
          <table:table-cell table:formula="of:=LOG([.I27]/[.I28])/LOG(2)" office:value-type="float" office:value="1.97554815515241" calcext:value-type="float">
            <text:p>1.97554815515241</text:p>
          </table:table-cell>
          <table:table-cell table:number-columns-repeated="2"/>
          <table:table-cell office:value-type="float" office:value="0.0125" calcext:value-type="float">
            <text:p>0.0125</text:p>
          </table:table-cell>
          <table:table-cell table:style-name="ce1" office:value-type="string" calcext:value-type="string">
            <text:p>1.093662e-16</text:p>
          </table:table-cell>
          <table:table-cell table:formula="of:=LOG([.N27]/[.N28])/LOG(2)" office:value-type="float" office:value="-1.09234461054468" calcext:value-type="float">
            <text:p>-1.09234461054468</text:p>
          </table:table-cell>
          <table:table-cell table:number-columns-repeated="3"/>
          <table:table-cell office:value-type="float" office:value="0.0125" calcext:value-type="float">
            <text:p>0.0125</text:p>
          </table:table-cell>
          <table:table-cell table:style-name="ce1" office:value-type="string" calcext:value-type="string">
            <text:p>1.931855e-03</text:p>
          </table:table-cell>
          <table:table-cell table:formula="of:=LOG([.T27]/[.T28])/LOG(2)" office:value-type="float" office:value="2.99165665124918" calcext:value-type="float">
            <text:p>2.99165665124918</text:p>
          </table:table-cell>
          <table:table-cell table:number-columns-repeated="3"/>
          <table:table-cell office:value-type="float" office:value="0.0125" calcext:value-type="float">
            <text:p>0.0125</text:p>
          </table:table-cell>
          <table:table-cell table:style-name="ce1" office:value-type="string" calcext:value-type="string">
            <text:p>7.185058e-05</text:p>
          </table:table-cell>
          <table:table-cell table:formula="of:=LOG([.Z27]/[.Z28])/LOG(2)" office:value-type="float" office:value="2.95029596930593" calcext:value-type="float">
            <text:p>2.95029596930593</text:p>
          </table:table-cell>
        </table:table-row>
        <table:table-row table:style-name="ro1">
          <table:table-cell table:number-columns-repeated="2"/>
          <table:table-cell office:value-type="float" office:value="0.00625" calcext:value-type="float">
            <text:p>0.00625</text:p>
          </table:table-cell>
          <table:table-cell table:style-name="ce1" office:value-type="string" calcext:value-type="string">
            <text:p>4.280094e-05</text:p>
          </table:table-cell>
          <table:table-cell table:formula="of:=LOG([.D28]/[.D29])/LOG(2)" office:value-type="float" office:value="2.00016380714664" calcext:value-type="float">
            <text:p>2.00016380714664</text:p>
          </table:table-cell>
          <table:table-cell table:number-columns-repeated="2"/>
          <table:table-cell office:value-type="float" office:value="0.00625" calcext:value-type="float">
            <text:p>0.00625</text:p>
          </table:table-cell>
          <table:table-cell table:style-name="ce1" office:value-type="string" calcext:value-type="string">
            <text:p>5.428694e-03</text:p>
          </table:table-cell>
          <table:table-cell table:formula="of:=LOG([.I28]/[.I29])/LOG(2)" office:value-type="float" office:value="1.99400238052617" calcext:value-type="float">
            <text:p>1.99400238052617</text:p>
          </table:table-cell>
          <table:table-cell table:number-columns-repeated="2"/>
          <table:table-cell office:value-type="float" office:value="0.00625" calcext:value-type="float">
            <text:p>0.00625</text:p>
          </table:table-cell>
          <table:table-cell table:style-name="ce1" office:value-type="string" calcext:value-type="string">
            <text:p>2.732344e-16</text:p>
          </table:table-cell>
          <table:table-cell table:formula="of:=LOG([.N28]/[.N29])/LOG(2)" office:value-type="float" office:value="-1.32097219210036" calcext:value-type="float">
            <text:p>-1.32097219210036</text:p>
          </table:table-cell>
          <table:table-cell table:number-columns-repeated="3"/>
          <table:table-cell office:value-type="float" office:value="0.00625" calcext:value-type="float">
            <text:p>0.00625</text:p>
          </table:table-cell>
          <table:table-cell table:style-name="ce1" office:value-type="string" calcext:value-type="string">
            <text:p>2.430956e-04</text:p>
          </table:table-cell>
          <table:table-cell table:formula="of:=LOG([.T28]/[.T29])/LOG(2)" office:value-type="float" office:value="2.99039112719305" calcext:value-type="float">
            <text:p>2.99039112719305</text:p>
          </table:table-cell>
          <table:table-cell table:number-columns-repeated="3"/>
          <table:table-cell office:value-type="float" office:value="0.00625" calcext:value-type="float">
            <text:p>0.00625</text:p>
          </table:table-cell>
          <table:table-cell table:style-name="ce1" office:value-type="string" calcext:value-type="string">
            <text:p>9.134926e-06</text:p>
          </table:table-cell>
          <table:table-cell table:formula="of:=LOG([.Z28]/[.Z29])/LOG(2)" office:value-type="float" office:value="2.97553485554642" calcext:value-type="float">
            <text:p>2.97553485554642</text:p>
          </table:table-cell>
        </table:table-row>
        <table:table-row table:style-name="ro1">
          <table:table-cell table:number-columns-repeated="2"/>
          <table:table-cell office:value-type="float" office:value="0.003125" calcext:value-type="float">
            <text:p>0.003125</text:p>
          </table:table-cell>
          <table:table-cell table:style-name="ce1" office:value-type="string" calcext:value-type="string">
            <text:p>1.069990e-05</text:p>
          </table:table-cell>
          <table:table-cell table:formula="of:=LOG([.D29]/[.D30])/LOG(2)" office:value-type="float" office:value="2.00004516820466" calcext:value-type="float">
            <text:p>2.00004516820466</text:p>
          </table:table-cell>
          <table:table-cell table:number-columns-repeated="2"/>
          <table:table-cell office:value-type="float" office:value="0.003125" calcext:value-type="float">
            <text:p>0.003125</text:p>
          </table:table-cell>
          <table:table-cell table:style-name="ce1" office:value-type="string" calcext:value-type="string">
            <text:p>1.358579e-03</text:p>
          </table:table-cell>
          <table:table-cell table:formula="of:=LOG([.I29]/[.I30])/LOG(2)" office:value-type="float" office:value="1.99850670629153" calcext:value-type="float">
            <text:p>1.99850670629153</text:p>
          </table:table-cell>
          <table:table-cell table:number-columns-repeated="2"/>
          <table:table-cell office:value-type="float" office:value="0.003125" calcext:value-type="float">
            <text:p>0.003125</text:p>
          </table:table-cell>
          <table:table-cell table:style-name="ce1" office:value-type="string" calcext:value-type="string">
            <text:p>1.797120e-16</text:p>
          </table:table-cell>
          <table:table-cell table:formula="of:=LOG([.N29]/[.N30])/LOG(2)" office:value-type="float" office:value="0.604452383386782" calcext:value-type="float">
            <text:p>0.604452383386782</text:p>
          </table:table-cell>
          <table:table-cell table:number-columns-repeated="3"/>
          <table:table-cell office:value-type="float" office:value="0.003125" calcext:value-type="float">
            <text:p>0.003125</text:p>
          </table:table-cell>
          <table:table-cell table:style-name="ce1" office:value-type="string" calcext:value-type="string">
            <text:p>3.053089e-05</text:p>
          </table:table-cell>
          <table:table-cell table:formula="of:=LOG([.T29]/[.T30])/LOG(2)" office:value-type="float" office:value="2.99318223001175" calcext:value-type="float">
            <text:p>2.99318223001175</text:p>
          </table:table-cell>
          <table:table-cell table:number-columns-repeated="3"/>
          <table:table-cell office:value-type="float" office:value="0.003125" calcext:value-type="float">
            <text:p>0.003125</text:p>
          </table:table-cell>
          <table:table-cell table:style-name="ce1" office:value-type="string" calcext:value-type="string">
            <text:p>1.151654e-06</text:p>
          </table:table-cell>
          <table:table-cell table:formula="of:=LOG([.Z29]/[.Z30])/LOG(2)" office:value-type="float" office:value="2.98768569970154" calcext:value-type="float">
            <text:p>2.98768569970154</text:p>
          </table:table-cell>
        </table:table-row>
        <table:table-row table:style-name="ro1">
          <table:table-cell table:number-columns-repeated="2"/>
          <table:table-cell office:value-type="float" office:value="0.0015625" calcext:value-type="float">
            <text:p>0.0015625</text:p>
          </table:table-cell>
          <table:table-cell table:style-name="ce1"/>
          <table:table-cell table:formula="of:=LOG([.D30]/[.D31])/LOG(2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0015625" calcext:value-type="float">
            <text:p>0.0015625</text:p>
          </table:table-cell>
          <table:table-cell table:style-name="ce1" office:value-type="string" calcext:value-type="string">
            <text:p>3.397344e-04</text:p>
          </table:table-cell>
          <table:table-cell table:formula="of:=LOG([.I30]/[.I31])/LOG(2)" office:value-type="float" office:value="1.99961924762876" calcext:value-type="float">
            <text:p>1.99961924762876</text:p>
          </table:table-cell>
          <table:table-cell table:number-columns-repeated="2"/>
          <table:table-cell office:value-type="float" office:value="0.0015625" calcext:value-type="float">
            <text:p>0.0015625</text:p>
          </table:table-cell>
          <table:table-cell table:style-name="ce1" office:value-type="string" calcext:value-type="string">
            <text:p>4.320794e-13</text:p>
          </table:table-cell>
          <table:table-cell table:formula="of:=LOG([.N30]/[.N31])/LOG(2)" office:value-type="float" office:value="-11.2313939888234" calcext:value-type="float">
            <text:p>-11.2313939888234</text:p>
          </table:table-cell>
          <table:table-cell table:number-columns-repeated="3"/>
          <table:table-cell office:value-type="float" office:value="0.0015625" calcext:value-type="float">
            <text:p>0.0015625</text:p>
          </table:table-cell>
          <table:table-cell table:style-name="ce1"/>
          <table:table-cell table:formula="of:=LOG([.T30]/[.T31])/LOG(2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0.0015625" calcext:value-type="float">
            <text:p>0.0015625</text:p>
          </table:table-cell>
          <table:table-cell table:style-name="ce1" office:value-type="string" calcext:value-type="string">
            <text:p>1.445763e-07</text:p>
          </table:table-cell>
          <table:table-cell table:formula="of:=LOG([.Z30]/[.Z31])/LOG(2)" office:value-type="float" office:value="2.99380436254159" calcext:value-type="float">
            <text:p>2.99380436254159</text:p>
          </table:table-cell>
        </table:table-row>
        <table:table-row table:style-name="ro1">
          <table:table-cell table:number-columns-repeated="2"/>
          <table:table-cell office:value-type="float" office:value="0.00078125" calcext:value-type="float">
            <text:p>0.00078125</text:p>
          </table:table-cell>
          <table:table-cell table:style-name="ce1"/>
          <table:table-cell table:formula="of:=LOG([.D31]/[.D32])/LOG(2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00078125" calcext:value-type="float">
            <text:p>0.00078125</text:p>
          </table:table-cell>
          <table:table-cell table:style-name="ce1"/>
          <table:table-cell table:number-columns-repeated="3"/>
          <table:table-cell office:value-type="float" office:value="0.00078125" calcext:value-type="float">
            <text:p>0.00078125</text:p>
          </table:table-cell>
          <table:table-cell table:style-name="ce1"/>
          <table:table-cell table:formula="of:=LOG([.N31]/[.N32])/LOG(2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0.00078125" calcext:value-type="float">
            <text:p>0.00078125</text:p>
          </table:table-cell>
          <table:table-cell table:style-name="ce1"/>
          <table:table-cell table:formula="of:=LOG([.T31]/[.T32])/LOG(2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0.00078125" calcext:value-type="float">
            <text:p>0.00078125</text:p>
          </table:table-cell>
          <table:table-cell table:style-name="ce1"/>
          <table:table-cell table:formula="of:=LOG([.Z31]/[.Z32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0.000390625" calcext:value-type="float">
            <text:p>0.000390625</text:p>
          </table:table-cell>
          <table:table-cell table:style-name="ce2"/>
          <table:table-cell table:formula="of:=LOG([.D32]/[.D33])/LOG(2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000390625" calcext:value-type="float">
            <text:p>0.000390625</text:p>
          </table:table-cell>
          <table:table-cell table:style-name="ce2"/>
          <table:table-cell table:number-columns-repeated="3"/>
          <table:table-cell office:value-type="float" office:value="0.000390625" calcext:value-type="float">
            <text:p>0.000390625</text:p>
          </table:table-cell>
          <table:table-cell table:style-name="ce2"/>
          <table:table-cell table:formula="of:=LOG([.N32]/[.N33])/LOG(2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0.000390625" calcext:value-type="float">
            <text:p>0.000390625</text:p>
          </table:table-cell>
          <table:table-cell table:style-name="ce2"/>
          <table:table-cell table:formula="of:=LOG([.T32]/[.T33])/LOG(2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0.000390625" calcext:value-type="float">
            <text:p>0.000390625</text:p>
          </table:table-cell>
          <table:table-cell table:style-name="ce2"/>
          <table:table-cell table:formula="of:=LOG([.Z32]/[.Z33])/LOG(2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数值太小接近0</text:p>
          </table:table-cell>
          <table:table-cell table:number-columns-repeated="1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2"/>
          <table:table-cell office:value-type="string" calcext:value-type="string">
            <text:p>3d Tet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2"/>
          <table:table-cell office:value-type="string" calcext:value-type="string">
            <text:p>Case 4</text:p>
          </table:table-cell>
          <table:table-cell office:value-type="string" calcext:value-type="string">
            <text:p>exp(x)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H1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table:style-name="ce2" office:value-type="float" office:value="0.1707788" calcext:value-type="float">
            <text:p>1.71E-01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style-name="ce2" office:value-type="float" office:value="0.08588195" calcext:value-type="float">
            <text:p>8.59E-02</text:p>
          </table:table-cell>
          <table:table-cell table:formula="of:=LOG([.N41]/[.N42])/LOG(2)" office:value-type="float" office:value="0.991702040050467" calcext:value-type="float">
            <text:p>0.99170204005046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table:style-name="ce2" office:value-type="float" office:value="0.04298537" calcext:value-type="float">
            <text:p>4.30E-02</text:p>
          </table:table-cell>
          <table:table-cell table:formula="of:=LOG([.N42]/[.N43])/LOG(2)" office:value-type="float" office:value="0.998509224335346" calcext:value-type="float">
            <text:p>0.99850922433534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6" calcext:value-type="float">
            <text:p>16</text:p>
          </table:table-cell>
          <table:table-cell table:style-name="ce2" office:value-type="float" office:value="0.02149699" calcext:value-type="float">
            <text:p>2.15E-02</text:p>
          </table:table-cell>
          <table:table-cell table:formula="of:=LOG([.N43]/[.N44])/LOG(2)" office:value-type="float" office:value="0.999711056100248" calcext:value-type="float">
            <text:p>0.99971105610024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2" office:value-type="float" office:value="0.01074895" calcext:value-type="float">
            <text:p>1.07E-02</text:p>
          </table:table-cell>
          <table:table-cell table:formula="of:=LOG([.N44]/[.N45])/LOG(2)" office:value-type="float" office:value="0.999938929836201" calcext:value-type="float">
            <text:p>0.999938929836201</text:p>
          </table:table-cell>
          <table:table-cell table:number-columns-repeated="12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L2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table:style-name="ce2" office:value-type="float" office:value="0.006612918" calcext:value-type="float">
            <text:p>6.61E-03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style-name="ce2" office:value-type="float" office:value="0.001664118" calcext:value-type="float">
            <text:p>1.66E-03</text:p>
          </table:table-cell>
          <table:table-cell table:formula="of:=LOG([.N50]/[.N51])/LOG(2)" office:value-type="float" office:value="1.9905292759558" calcext:value-type="float">
            <text:p>1.990529275955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table:style-name="ce2" office:value-type="float" office:value="0.000416439" calcext:value-type="float">
            <text:p>4.16E-04</text:p>
          </table:table-cell>
          <table:table-cell table:formula="of:=LOG([.N51]/[.N52])/LOG(2)" office:value-type="float" office:value="1.99858064619407" calcext:value-type="float">
            <text:p>1.9985806461940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6" calcext:value-type="float">
            <text:p>16</text:p>
          </table:table-cell>
          <table:table-cell table:style-name="ce2" office:value-type="float" office:value="0.0001041253" calcext:value-type="float">
            <text:p>1.04E-04</text:p>
          </table:table-cell>
          <table:table-cell table:formula="of:=LOG([.N52]/[.N53])/LOG(2)" office:value-type="float" office:value="1.99978453283511" calcext:value-type="float">
            <text:p>1.9997845328351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2" office:value-type="float" office:value="0.00002603195" calcext:value-type="float">
            <text:p>2.60E-05</text:p>
          </table:table-cell>
          <table:table-cell table:formula="of:=LOG([.N53]/[.N54])/LOG(2)" office:value-type="float" office:value="1.99996536197922" calcext:value-type="float">
            <text:p>1.9999653619792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00/00/00</text:date>, <text:time style:data-style-name="N2" text:time-value="16:47:02.79595474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20:53:28.603600062</meta:creation-date>
    <dc:date>2025-09-25T16:55:41.389639290</dc:date>
    <meta:editing-duration>PT22M21S</meta:editing-duration>
    <meta:editing-cycles>3</meta:editing-cycles>
    <meta:generator>LibreOffice/24.2.7.2$Linux_X86_64 LibreOffice_project/420$Build-2</meta:generator>
    <meta:document-statistic meta:table-count="1" meta:cell-count="290" meta:object-count="0"/>
  </office:meta>
</office:document-meta>
</file>